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LiSong Pro Light" fo:letter-spacing="0.0000in"/>
    </style:style>
    <style:style style:name="T6"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周舟   |  2020.01.06 21:04   |   </text:span><text:a xlink:type="simple" xlink:href="http://palinfo.habago.org/Entry?Command=Information_PrintForum&amp;iPage=1#FORUM38367"><text:span text:style-name="T2">#</text:span></text:a></text:p>
      <text:p text:style-name="P3"><text:span text:style-name="T1">雁默是台灣人，我卻是在對岸平台發現他的文章，觀點和一般台灣政治評論員不同，對大陸的理解更深刻。我是他的粉絲，每隔幾天就上觀察者網看看他的專欄新文。</text:span><text:span text:style-name="T3"><text:line-break/></text:span><text:span text:style-name="T1">https://user.guancha.cn/user/personal-homepage?uid=219244</text:span></text:p>
      <text:p text:style-name="P2"><text:span text:style-name="T1">陳真   |  2020.01.06 20:08   |   </text:span><text:a xlink:type="simple" xlink:href="http://palinfo.habago.org/Entry?Command=Information_PrintForum&amp;iPage=1#FORUM38366"><text:span text:style-name="T2">#</text:span></text:a></text:p>
      <text:p text:style-name="P4"><text:span text:style-name="T1">這篇寫得不錯。底下略有刪減，全文請看：https://www.storm.mg/article/2114066 </text:span><text:span text:style-name="T3"><text:line-break/><text:line-break/></text:span><text:span text:style-name="T1">陳真 2019. 01. 06.</text:span><text:span text:style-name="T3"><text:line-break/><text:line-break/></text:span><text:span text:style-name="T1">===========================</text:span><text:span text:style-name="T3"><text:line-break/></text:span><text:span text:style-name="T1">觀點投書：豢養網軍的蔡英文，單純善良？</text:span><text:span text:style-name="T3"><text:line-break/><text:line-break/></text:span><text:span text:style-name="T1">雁默 2019-12-30 </text:span><text:span text:style-name="T3"><text:line-break/><text:line-break/></text:span><text:span text:style-name="T1">豢養網軍攻擊政敵的蔡英文，怎麼可能單純善良？（顏麟宇攝）</text:span><text:span text:style-name="T3"><text:line-break/><text:line-break/></text:span><text:span text:style-name="T1">撰寫此文時，「博恩夜夜秀」專訪韓國瑜節目播出還不滿2天，點閱人數已259.3萬，數字還在不斷快速升高，3小時後已271.9萬，看起來3日內應該能破350萬。選前約2週多一點，年輕選民又重新認識了韓國瑜，選情也滑向逆轉軌道上。(略)</text:span><text:span text:style-name="T3"><text:line-break/><text:line-break/></text:span><text:span text:style-name="T1">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3"><text:line-break/><text:line-break/></text:span><text:span text:style-name="T1">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3"><text:line-break/><text:line-break/></text:span><text:span text:style-name="T1">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3"><text:line-break/><text:line-break/></text:span><text:span text:style-name="T1">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3"><text:line-break/><text:line-break/></text:span><text:span text:style-name="T1">該醒醒了，民進黨養網軍在暗中鬥爭異己的資源，還不都是我們的錢？你信民進黨政客會自己掏腰包？你信富家女蔡英文會自己掏腰包？那你是只長橫肉不長腦的網紅？還是肥貓一員？</text:span><text:span text:style-name="T3"><text:line-break/><text:line-break/></text:span><text:span text:style-name="T1">韓國瑜在第二次政見會時，抨擊蔡英文「建立網軍199吃到飽」，蔡有沒有拿出具題佐證反擊之？沒有，唯獨此事，她異乎尋常地Mute，不沾鍋就沒事了嗎？</text:span><text:span text:style-name="T3"><text:line-break/><text:line-break/></text:span><text:span text:style-name="T1">講個笑話：蔡英文單純善良............。這話也說得出口，若非反諷，韓國瑜可能長了「愛與包容癌」。</text:span><text:span text:style-name="T3"><text:line-break/><text:line-break/></text:span><text:span text:style-name="T1">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3"><text:line-break/><text:line-break/></text:span><text:span text:style-name="T1">賴，呂，柯，都是阻礙蔡英文連任的路邊大石。以前陳水扁還自己親手搬開大石，現在蔡英文僅需網軍黑手代勞？一切網路化作業，腐敗升級就對了？(略)</text:span><text:span text:style-name="T3"><text:line-break/><text:line-break/></text:span><text:span text:style-name="T1">別忘了，這一切，都是蘇啟誠以生命控訴換來的。</text:span><text:span text:style-name="T3"><text:line-break/><text:line-break/></text:span><text:span text:style-name="T1">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3"><text:line-break/><text:line-break/></text:span><text:span text:style-name="T1">至於時力，被玩到除了與柯決裂，內部大將也遭大綠收編，現在挺蔡挺到剖心肝，黃國昌還興沖沖找大綠東廠派怪手猛挖韓岳父砂石場。一個已裂無可裂小黨，說實話，目前選情很好嗎，昌神？</text:span><text:span text:style-name="T3"><text:line-break/><text:line-break/></text:span><text:span text:style-name="T1">根據「耀正毅」3人組的說法，民進黨網軍可謂組織嚴密，手段多樣，目標明確，而且資源無虞。其資金來源疑似有三: 民進黨政黨補助款，政府標案，特定公司補助。而這三大來源，沒有一項不是民脂民膏，不是嗎？蘇貞昌要不要再「哼」一次給國人看看？</text:span><text:span text:style-name="T3"><text:line-break/><text:line-break/></text:span><text:span text:style-name="T1">腐敗證據確鑿，蔡英文的回應卻是「邱毅的話能信嗎？」。</text:span><text:span text:style-name="T3"><text:line-break/><text:line-break/></text:span><text:span text:style-name="T1">秉皇上，邱毅的意識形態，品格，信用，長相與他手中的證據一點關係也沒有，請回應證據，而不是反過來質疑揭弊者人格。</text:span><text:span text:style-name="T3"><text:line-break/><text:line-break/></text:span><text:span text:style-name="T1">按目前「耀正毅」揭發的網軍政商結構，正是不折不扣的「魔獸世界」，地下東廠，而民進黨想以「反滲透法」來遮蓋自身腐敗，我就想問台灣人民一句: 到底是共產黨在吃你納稅錢養東廠，還是民進黨？</text:span><text:span text:style-name="T3"><text:line-break/><text:line-break/></text:span><text:span text:style-name="T1">民進黨從你口袋掏錢，再用這筆錢養網軍洗腦你，好讓自己連任繼續掏你口袋，請問，你的口袋是有多深？繼續投綠，腦袋是有多笨？</text:span><text:span text:style-name="T3"><text:line-break/><text:line-break/></text:span><text:span text:style-name="T1">「耀正毅」3人組在這幾年根本是無權無勢的「浪人」，蔡英文才是大權一把抓的幕府大將軍，將軍弊端遭浪人揭發，卻還有人在社群網站號召，意圖暴力攻擊邱毅與其家人，難道將軍腐敗，罪在浪人？</text:span><text:span text:style-name="T3"><text:line-break/><text:line-break/></text:span><text:span text:style-name="T1">再笑一次：蔡英文單純善良。</text:span><text:span text:style-name="T3"><text:line-break/><text:line-break/></text:span><text:span text:style-name="T1">＊作者為自由撰稿人</text:span></text:p>
      <text:p text:style-name="P2"><text:span text:style-name="T1">陳真   |  2020.01.06 19:41   |   </text:span><text:a xlink:type="simple" xlink:href="http://palinfo.habago.org/Entry?Command=Information_PrintForum&amp;iPage=1#FORUM38365"><text:span text:style-name="T2">#</text:span></text:a></text:p>
      <text:p text:style-name="P3"><text:span text:style-name="T1">萬康，</text:span><text:span text:style-name="T3"><text:line-break/><text:line-break/></text:span><text:span text:style-name="T1">就事論事，若有冒犯，還請原諒。</text:span><text:span text:style-name="T3"><text:line-break/><text:line-break/></text:span><text:span text:style-name="T1">任何人去到那些被美國 "民主輸入" 的國家，都有成為暴力犯罪受害者的高度風險。</text:span><text:span text:style-name="T3"><text:line-break/><text:line-break/></text:span><text:span text:style-name="T1">比方說伊拉克，原本整個國家逐漸步上正軌，社會趨穩，公衛設施在中東更是首屈一指，新生兒死亡率偏低，意味著一種良好的公衛狀況。</text:span><text:span text:style-name="T3"><text:line-break/><text:line-break/></text:span><text:span text:style-name="T1">但是，海珊不太聽美國把拔的話，竟然在2002年年底準備要以歐元做為儲備貨幣，並宣布說聯合國之 "以油換糧" 計畫將一併改為歐元計價。</text:span><text:span text:style-name="T3"><text:line-break/><text:line-break/></text:span><text:span text:style-name="T1">隔年，美國就入侵、血洗了伊拉克，吊死海珊，上百萬人淪為戰爭亡魂。</text:span><text:span text:style-name="T3"><text:line-break/><text:line-break/></text:span><text:span text:style-name="T1">海珊過去是美國口中的 "民主鬥士"，但是因為太不聽話，很快就變成 "恐怖份子"，伊拉克則被美國點名為 "邪惡軸心國" 的 "榜首"。</text:span><text:span text:style-name="T3"><text:line-break/><text:line-break/></text:span><text:span text:style-name="T1">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3"><text:line-break/><text:line-break/></text:span><text:span text:style-name="T1">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 </text:span><text:span text:style-name="T3"><text:line-break/><text:line-break/></text:span><text:span text:style-name="T1">美軍入侵時，甚至還特別 "開放" 具有人類文明重要價值的伊拉克博物館供大家搶，而故意不加以阻止。布希讚賞說 "自由就是這麼一回事"，並說這是追求自由的代價。</text:span><text:span text:style-name="T3"><text:line-break/><text:line-break/></text:span><text:span text:style-name="T1">這些事寫過好幾百萬字了，只是順口提起，我只是想說：在這樣一種戰亂情況下，路邊凍死、餓死、生病或受傷流血至死者，不計其數。大多人道救援組織都得撤走，因為自身難保，就連最勇於在槍林彈雨中救難的MSF，有時連自身也會被炸被殺。根據各項鐵證，美國就曾多次蓄意轟炸 MSF 的醫療院所，甚至把一整個醫院幾十個醫護人員全殺掉。</text:span><text:span text:style-name="T3"><text:line-break/><text:line-break/></text:span><text:span text:style-name="T1">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3"><text:line-break/><text:line-break/></text:span><text:span text:style-name="T1">他們並非無知，他們完全知道危險，但仍然還是為所當為。如果你了解他們，就不會以為他們只是什麼被無端扯入的倒霉鬼似的。</text:span><text:span text:style-name="T3"><text:line-break/><text:line-break/></text:span><text:span text:style-name="T1">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2"><text:span text:style-name="T1">謝穎芝   |  2020.01.06 17:08   |   </text:span><text:a xlink:type="simple" xlink:href="http://palinfo.habago.org/Entry?Command=Information_PrintForum&amp;iPage=1#FORUM38364"><text:span text:style-name="T2">#</text:span></text:a></text:p>
      <text:p text:style-name="P4"><text:span text:style-name="T1">林靜儀的「統一言論叛國說」打臉了蔡啥洨的「維持現狀論」，綠渣亂黨東騙西騙，無奈就是有一堆蠢蛋會買單，真是無言～</text:span></text:p>
      <text:p text:style-name="P5">張萬康   |  2020.01.06 15:05   |   <text:a xlink:type="simple" xlink:href="http://palinfo.habago.org/Entry?Command=Information_PrintForum&amp;iPage=1#FORUM38363"><text:span text:style-name="T4">#</text:span></text:a></text:p>
      <text:p text:style-name="P6">謝謝陳真指導與糾正。後藤健二、湯川遙菜，我追蹤過他們的事，對前者很敬佩，他和孩子們相處的笑容看了感心，對後者是有點敬佩（比我勇敢得多），比較多的是同情，與難以定義......有點像台灣一個歌唱的女子團體「City魅」被稱作不明定義團體，她們很土氣但可愛，紅不起來，解散很久。 <text:line-break/>高遠菜穗子我不曉得，欠學！立刻爬文。 <text:line-break/>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 <text:line-break/>其他方面也謝謝你的指出。 <text:line-break/><text:line-break/>晚上在庶民風味的咖啡店遇到一個44歲的女士。她對我笑說，美國賣的直昇機是怎麼回事啊？應該叫他們賠啊，才用多久就摔了兩架，一般買小家電也有保固的啊。</text:p>
      <text:p text:style-name="P5">鄭豐遠   |  2020.01.06 11:52   |   <text:a xlink:type="simple" xlink:href="http://palinfo.habago.org/Entry?Command=Information_PrintForum&amp;iPage=1#FORUM38362"><text:span text:style-name="T4">#</text:span></text:a></text:p>
      <text:p text:style-name="P7">台灣人非常崇拜英語，以懂英語為榮，問題是真正有心學習英語的人卻佔極少數。我有個親戚的小孩，從小什麼沒學好，倒是學了一身虛榮，在人前喜歡故意講英語，講什麼呢? 只要看到有人，他就會衝過來大喊一句: What's up guys? <text:line-break/><text:line-break/>然後呢? 沒有然後了，因為他就只會這一句 (大概從電視學的)，永遠都是大喊一句 What's up guys? 他的父母顯然對此感到很滿意，經常和別人說自己的小孩"英語很好"。問題是，一個人如果從頭到尾只會講一句話，你真的會認為他懂英語嗎? 就算你把十句話，一百句話背得滾瓜爛熟，我們也不會認為這稱得上能掌握一門語言。畢竟所謂語言，得是在一種無數句子的實踐之後，產生了一種新的、屬於你自己與它之間的連結，他才會真的成為"你的語言"。 <text:line-break/><text:line-break/>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 <text:line-break/><text:line-break/>中國怎麼會是你說的那樣？！ <text:line-break/><text:line-break/>美國怎麼會是你說的那樣？！ <text:line-break/><text:line-break/>世界怎麼會是你說的那樣？！ <text:line-break/><text:line-break/><text:line-break/>感謝巴勒網，讓我的"語言基礎"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 <text:line-break/><text:line-break/>你知道 1949 年中華人民共和國成立後，打過幾次戰爭嗎? 你知道其中和美國交過幾次手，以及這些戰爭的結果嗎? 你有聽過珍寶島事件和中越戰爭 (不是越戰) 嗎? 你知道這些戰爭的結果嗎? <text:line-break/><text:line-break/>如果大家不知道，不妨搜尋一下相關關鍵字，維基百科上就有一些資料。 <text:line-break/><text:line-break/>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 <text:line-break/><text:line-break/>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p>
      <text:p text:style-name="P5">陳真   |  2020.01.06 11:49   |   <text:a xlink:type="simple" xlink:href="http://palinfo.habago.org/Entry?Command=Information_PrintForum&amp;iPage=1#FORUM38361"><text:span text:style-name="T4">#</text:span></text:a></text:p>
      <text:p text:style-name="P6">卡韓政變 (225)：該被轉型的反而正義了 <text:line-break/><text:line-break/>陳真 2020. 1. 6. <text:line-break/><text:line-break/><text:line-break/>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 <text:line-break/><text:line-break/>我有篇英文論文，講到nonsense這個概念。齊克果、尼采和維根斯坦都圍繞著nonsense打轉，為何他們沒有走向比方說叔本華那樣一種虛無主義，也許是因為他們終究都還相信著某種東西之無可置疑。 <text:line-break/><text:line-break/>這樣一種「基本信任」，對我們自身來說，無非也是一種自我救贖。因為，當我們什麼都不信時，那你還相信自己嗎？如果你真的什麼都不信，為何卻這麼相信自己的胡亂猜疑？為何反倒相信無腦的陰謀論？ <text:line-break/><text:line-break/>講這些是為了說明陰謀論和懷疑主義之間仍然有個重大區別，後者「來風」，但並非全然「空穴」。 <text:line-break/><text:line-break/>即便承認懷疑主義的價值，我一般仍然不會在這個層次上談事情，而是採取知識上的極端保守主義，亦即相當有把握的事我才公開講。但在私底下，比方說我跟學姊之間，言論尺度就不會這麼嚴謹了。 <text:line-break/><text:line-break/>舉個例，我對綠營數以兆計的瘋狂貪污及貪瀆規模始終感到有點不可思議，因為那根本就是末世紀的幹法，能搶就搶，能撈就撈，完全沒有尺度，沒有一絲廉恥，完全不顧吃相了。為什麼？因為沒有明天。 <text:line-break/><text:line-break/>這意味著什麼？意味著： <text:line-break/><text:line-break/>一，某種攤牌的時刻快到了。 <text:line-break/><text:line-break/>二，搞爛台灣是美方所樂見，甚至已形成一種政策，因此放縱走狗們盡量貪，盡量惡搞，搞死台灣。一來做為一種滋生動亂的基礎環境，二來讓對岸有朝一日就算收復台灣，亦是一片荒蕪。 <text:line-break/><text:line-break/>這其實一點都不是陰謀論，而是合理懷疑，畢竟綠營之所為，絲毫看不出來這些政治人渣打算在台灣長治久安地生活下去。 <text:line-break/><text:line-break/>看事情有正反兩種推論。你可以從正面(positive)思考，也能從反面倒過來想，亦即：「如果不是這樣，還會哪樣？」如果人渣們不是抱持著末世紀心態，怎麼可能殺雞取卵什麼都要吸乾啃光？ <text:line-break/><text:line-break/>蔡英文欺盡世人長達三十幾年的假學歷亦是反面 (negative)思維之一例：如果她的學歷是真的，她一秒鐘就能證明，還需要打官司控告人嗎？打官司不是要證據嗎？那她就把證據直接拿出來不就好了？怎麼反而把根本毫無機密性可言的升等資料列為期限長達30年的機密？那不是心裏有鬼嗎？再說，30年後，還有幾個人認識什麼蔡英文？ <text:line-break/><text:line-break/>蔡英文是舊國民黨紅人，也就是她最喜歡扣別人帽子的所謂「黨國餘孽」。她自己就是黨國餘孽的最典型代表。在那個黨國壓倒一切的皇朝年代，別說沒有博士學位，就算連小學學位也沒有，只要黨政關係良好，想去黨校(政大) 任教，一點也不是問題。 <text:line-break/><text:line-break/>蔡英文當年的貴人是一位舊黨國紅人，叫做馮滬祥。這個人跟我有點間接的淵源。當年 (1985年)，我和阿耀等人幫阿扁在高雄辦了一個「一人一元、輪椅行軍」的抗議活動，就是因為阿扁在黨外雜誌上指出這位東海大學哲學系的馮滬祥教授之論文乃是通篇抄襲，「以翻譯代替著作」。 <text:line-break/><text:line-break/>這是一個根本無可抵賴的事實，結果，抓小偷的阿扁，反而被小偷馮滬祥給抓去關了一年 (背後指使者就是宋楚瑜)，而且還判決阿扁必須賠償馮滬祥兩百萬元。這個案子就是所謂蓬萊島事件。我們在高雄幫阿扁發動的「一人一元、輪椅行軍」抗議活動，就是為了募集這兩百萬罰款，做為一種抗爭。 <text:line-break/><text:line-break/>這位馮滬祥當年呼風喚雨，喊水會結冰，他就是當年引薦蔡英文進入學界的當朝紅人。 <text:line-break/><text:line-break/>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82天就保外就醫至今。 <text:line-break/><text:line-break/>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 <text:line-break/><text:line-break/>台灣確實需要轉型正義，才能讓各方妖魔鬼怪現形，讓善惡是非獲得它應有的評價。荒唐的是，需要被轉型的，卻重新集結，掠奪政權，反而成為正義的一方，繼續變本加厲地殘害忠良，危害社會。</text:p>
      <text:p text:style-name="P5">陳真   |  2020.01.06 10:42   |   <text:a xlink:type="simple" xlink:href="http://palinfo.habago.org/Entry?Command=Information_PrintForum&amp;iPage=1#FORUM38360"><text:span text:style-name="T4">#</text:span></text:a></text:p>
      <text:p text:style-name="P6">萬康， <text:line-break/><text:line-break/>幾位在伊拉克或敘利亞被綁架、勒贖的日本人，例如高遠菜穗子、後藤健二與湯川遙菜，他們之所以被綁或被殺 (後藤健二與湯川遙菜) 並非因為什麼「被捲入」那般猥瑣，而是自願前往危險地區。 <text:line-break/><text:line-break/>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 (至少是給我) 帶來一種指引與仰望。 <text:line-break/><text:line-break/>至於你對兩岸之間的描述，什麼「戰爭狀態」、「反共機制」的什麼「處斷力」云云，事實上也完全脫離了基本現實。</text:p>
      <text:p text:style-name="P5">孫從輔   |  2020.01.06 10:23   |   <text:a xlink:type="simple" xlink:href="http://palinfo.habago.org/Entry?Command=Information_PrintForum&amp;iPage=1#FORUM38359"><text:span text:style-name="T4">#</text:span></text:a></text:p>
      <text:p text:style-name="P7">有一次朋友問我：台灣應該靠向中國還是美國？ <text:line-break/><text:line-break/>我說：當然是中國，兩岸同文同種，而且美國那麼邪惡。 <text:line-break/><text:line-break/>朋友顯然不認同我的回答，但也不想在這個認定上討論下去，於是轉換問題：撇開血緣和道德，純就台灣人的利益來說，應該靠向中國還是美國？ <text:line-break/><text:line-break/>我說：答案很簡單。就算兩個強權國家一樣壞，台灣應該選擇在小學課本裡面教導台灣人是同胞的那個國家。 <text:line-break/><text:line-break/>朋友默然不語，但也無法反駁。 <text:line-break/><text:line-break/>我曾從一些最基本的假設開始思考，認識到台灣人因兩岸關係得到的好處，遠大於目前的商業利益，但大部分人不自知。首先，對台灣來說，什麼是最糟的命運？我認為最糟的莫過於是遭受核武器攻擊，以致島毀人亡 (如果以百年時間為尺度，這個擔憂並不誇張)。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 (想想古巴和伊朗)。惟一可能對台灣進行毀滅性武力打擊的只有美國，他們在棄守時可能會設法把一切搞爛，而中共絕對會全力降低此事發生的機率。 <text:line-break/><text:line-break/>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即使打個折吧---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 <text:line-break/><text:line-break/>最後，我也是被李光耀一段話說服，才開始相信兩岸必然統一。他的論述大概是這樣：”台灣對中國是核心利益，對美國不是，因此中國在統一戰爭中，一次打不過會再打，二次打不過會再打，直到打贏為止。” <text:line-break/><text:line-break/>我希望中共能著重在消滅台灣人的反抗意志，而非台灣人的生命。雖然對台灣人來說並不光采，但活下來才有可能性，才有機會認識到昨非而今是。</text:p>
      <text:p text:style-name="P5">葉小慧   |  2020.01.06 02:22   |   <text:a xlink:type="simple" xlink:href="http://palinfo.habago.org/Entry?Command=Information_PrintForum&amp;iPage=1#FORUM38358"><text:span text:style-name="T4">#</text:span></text:a></text:p>
      <text:p text:style-name="P6">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https://www.nzz.ch/…/die-doppelmoral-der-amerikanischen-med… <text:line-break/><text:line-break/>---- <text:line-break/>[中文版本 by 橙訊] <text:line-break/><text:line-break/>瑞士主流媒體引大量數據　揭美國媒體在涉香港報導上嚴重「雙標」 <text:line-break/>http://www.orangenews.hk/…/system/2020/01/03/010135857.shtml <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5">陳真   |  2020.01.06 01:57   |   <text:a xlink:type="simple" xlink:href="http://palinfo.habago.org/Entry?Command=Information_PrintForum&amp;iPage=1#FORUM38357"><text:span text:style-name="T4">#</text:span></text:a></text:p>
      <text:p text:style-name="P7">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5">陳真   |  2020.01.06 01:08   |   <text:a xlink:type="simple" xlink:href="http://palinfo.habago.org/Entry?Command=Information_PrintForum&amp;iPage=1#FORUM38356"><text:span text:style-name="T4">#</text:span></text:a></text:p>
      <text:p text:style-name="P6">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5">怡靜   |  2020.01.06 01:01   |   <text:a xlink:type="simple" xlink:href="http://palinfo.habago.org/Entry?Command=Information_PrintForum&amp;iPage=1#FORUM38355"><text:span text:style-name="T4">#</text:span></text:a></text:p>
      <text:p text:style-name="P7">同場加映 <text:line-break/>今天剛好花了點時間把王孟源這段訪談看完 <text:line-break/>受訪時間是2017/9/6 ，有興趣的朋友可以看看。 <text:line-break/>https://youtu.be/CCklFNmVewk <text:line-break/>當台灣被統一</text:p>
      <text:p text:style-name="P5">政信   |  2020.01.06 00:20   |   <text:a xlink:type="simple" xlink:href="http://palinfo.habago.org/Entry?Command=Information_PrintForum&amp;iPage=1#FORUM38354"><text:span text:style-name="T4">#</text:span></text:a></text:p>
      <text:p text:style-name="P6">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5">陳真   |  2020.01.06 00:00   |   <text:a xlink:type="simple" xlink:href="http://palinfo.habago.org/Entry?Command=Information_PrintForum&amp;iPage=1#FORUM38353"><text:span text:style-name="T4">#</text:span></text:a></text:p>
      <text:p text:style-name="P7">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5">陳真   |  2020.01.05 23:51   |   <text:a xlink:type="simple" xlink:href="http://palinfo.habago.org/Entry?Command=Information_PrintForum&amp;iPage=1#FORUM38351"><text:span text:style-name="T4">#</text:span></text:a></text:p>
      <text:p text:style-name="P6">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5">程觀   |  2020.01.05 23:06   |   <text:a xlink:type="simple" xlink:href="http://palinfo.habago.org/Entry?Command=Information_PrintForum&amp;iPage=1#FORUM38350"><text:span text:style-name="T4">#</text:span></text:a></text:p>
      <text:p text:style-name="P7">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5">張萬康   |  2020.01.05 20:34   |   <text:a xlink:type="simple" xlink:href="http://palinfo.habago.org/Entry?Command=Information_PrintForum&amp;iPage=1#FORUM38349"><text:span text:style-name="T4">#</text:span></text:a></text:p>
      <text:p text:style-name="P6">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8"><text:span text:style-name="T5">陳真</text:span><text:span text:style-name="T1"><text:s/>  |  2020.01.04 03:48   |   </text:span><text:a xlink:type="simple" xlink:href="http://palinfo.habago.org/Entry?Command=Information_PrintForum#FORUM38348"><text:span text:style-name="T2">#</text:span></text:a></text:p>
      <text:p text:style-name="P9"><text:span text:style-name="T1">卡韓政變</text:span><text:span text:style-name="T6"><text:s/>(223)</text:span><text:span text:style-name="T1">：黑鷹為何失事？</text:span><text:span text:style-name="T6"><text:line-break/><text:line-break/></text:span><text:span text:style-name="T1">陳真</text:span><text:span text:style-name="T6"><text:s/>2020. 1. 4.<text:line-break/><text:line-break/><text:line-break/></text:span><text:span text:style-name="T1">美國賣給台灣的黑鷹直升機，號稱「直升機界的勞斯萊斯」，一台要價</text:span><text:span text:style-name="T6">14</text:span><text:span text:style-name="T1">億，卻兩年掉兩架，失事率相當高。這不是很奇怪嗎？這可以用「單純意外」來解釋嗎？更奇怪的是為何會剛好發生在這個總統大選的關鍵時間點？</text:span><text:span text:style-name="T6"><text:line-break/><text:line-break/></text:span><text:span text:style-name="T1">過去幾十年從未這麼「愛台灣」的苦苓，這兩年突然變得綠油油。他表示，「很可能會有關於『黑鷹事件』的謠言或是陰謀論出現！」，因此呼籲「政府應第一時間闢謠，檢調要第一時間抓人，萬萬不可輕忽！」</text:span><text:span text:style-name="T6"><text:line-break/><text:line-break/></text:span><text:span text:style-name="T1">若真要第一時間逮人，苦苓這樣的「呼籲」第一個就應被逮，因為這就是在「帶風向」，預設立場認定綠營不會造謠，而是「闢謠者」。這很荒唐，因為二十幾年來，民進黨及綠媒幾乎每天就是抹黑造謠。</text:span><text:span text:style-name="T6"><text:line-break/><text:line-break/></text:span><text:span text:style-name="T1">事發後，一些綠媒馬上把箭頭指向是「中國暗殺」。更卑鄙齷齪的是，</text:span><text:span text:style-name="T6">AIT </text:span><text:span text:style-name="T1">及美國參謀長竟然違反常態，第一時間紛紛發文悼念罹難的參謀總長沈一鳴，說他是「對抗中國威脅的重要人物」！這話是什麼意思，不言可喻。</text:span><text:span text:style-name="T6"><text:line-break/><text:line-break/></text:span><text:span text:style-name="T1">緊接著，美國幾乎所有主流媒體突然如此重視台灣，全都在事發後幾小時內大幅報導。</text:span><text:span text:style-name="T6">AIT </text:span><text:span text:style-name="T1">居然還降半旗！媽的，如果這不是帶風向，什麼是帶風向？</text:span><text:span text:style-name="T6"><text:line-break/><text:line-break/></text:span><text:span text:style-name="T1">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6"><text:line-break/><text:line-break/></text:span><text:span text:style-name="T1">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6"><text:line-break/><text:line-break/></text:span><text:span text:style-name="T1">各位還記得十一月發生的玻利維亞軍事政變吧？總統莫拉萊斯被美國</text:span><text:span text:style-name="T6"><text:s/>CIA </text:span><text:span text:style-name="T1">所支持的極右派武裝勢力趕下台之前幾天，所搭乘之直升機突然空中故障，機械人為受損，差點喪命。莫拉萊斯認定這是一次暗殺。事實上，美國才是不斷在全世界各地搞暗殺的恐怖主義份子。</text:span><text:span text:style-name="T6"><text:line-break/><text:line-break/></text:span><text:span text:style-name="T1">結論是：</text:span><text:span text:style-name="T6"><text:line-break/><text:line-break/></text:span><text:span text:style-name="T1">一，我並非說這件事就是美國幹的。但是，如果美國和綠營硬要誣賴或影射對岸所為，那麼，依其邏輯，我們更應該把懷疑的箭頭指向美國才對。</text:span><text:span text:style-name="T6"><text:line-break/><text:line-break/></text:span><text:span text:style-name="T1">二，陰謀論通常不足採信，但懷疑論卻往往具有一定的現實基礎。造謠是不對的，但懷疑卻很合理；我不相信政治上會有那麼多「偶然」。</text:span><text:span text:style-name="T6"><text:line-break/><text:line-break/></text:span><text:span text:style-name="T1">三，在這件事情上，如果你可以懷疑那根本無可懷疑的中國大陸，那我們為何不能懷疑那事實上相當可疑而且類似之暗殺前科根本罄竹難書的美國？</text:span></text:p>
      <text:p text:style-name="P8"><text:span text:style-name="T5">阿海</text:span><text:span text:style-name="T1"><text:s/>  |  2020.01.03 18:57   |   </text:span><text:a xlink:type="simple" xlink:href="http://palinfo.habago.org/Entry?Command=Information_PrintForum#FORUM38347"><text:span text:style-name="T2">#</text:span></text:a></text:p>
      <text:p text:style-name="P10"><text:span text:style-name="T1">人渣黨邪惡卑鄙齷齪到了極點。我詞窮了。</text:span></text:p>
      <text:p text:style-name="P5">陳真   |  2020.01.02 12:00   |   <text:a xlink:type="simple" xlink:href="http://palinfo.habago.org/Entry?Command=Information_PrintForum&amp;iPage=1#FORUM38344"><text:span text:style-name="T4">#</text:span></text:a></text:p>
      <text:p text:style-name="P6">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5">陳真   |  2020.01.02 11:59   |   <text:a xlink:type="simple" xlink:href="http://palinfo.habago.org/Entry?Command=Information_PrintForum&amp;iPage=1#FORUM38343"><text:span text:style-name="T4">#</text:span></text:a></text:p>
      <text:p text:style-name="P7">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5">陳真   |  2020.01.02 11:58   |   <text:a xlink:type="simple" xlink:href="http://palinfo.habago.org/Entry?Command=Information_PrintForum&amp;iPage=1#FORUM38342"><text:span text:style-name="T4">#</text:span></text:a></text:p>
      <text:p text:style-name="P6">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陳真   |  2020.01.02 02:36   |   <text:a xlink:type="simple" xlink:href="http://palinfo.habago.org/Entry?Command=Information_PrintForum&amp;iPage=1#FORUM38338"><text:span text:style-name="T4">#</text:span></text:a></text:p>
      <text:p text:style-name="P6">(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5">張萬康   |  2020.01.01 22:36   |   <text:a xlink:type="simple" xlink:href="http://palinfo.habago.org/Entry?Command=Information_PrintForum&amp;iPage=1#FORUM38337"><text:span text:style-name="T4">#</text:span></text:a></text:p>
      <text:p text:style-name="P7">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5">陳真   |  2020.01.01 20:13   |   <text:a xlink:type="simple" xlink:href="http://palinfo.habago.org/Entry?Command=Information_PrintForum&amp;iPage=1#FORUM38336"><text:span text:style-name="T4">#</text:span></text:a></text:p>
      <text:p text:style-name="P6">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8"><text:span text:style-name="T5">陳真</text:span><text:span text:style-name="T1"><text:s/>  |  2020.01.01 12:03   |   </text:span><text:a xlink:type="simple" xlink:href="http://palinfo.habago.org/Entry?Command=Information_PrintForum&amp;iPage=1#FORUM38335"><text:span text:style-name="T2">#</text:span></text:a></text:p>
      <text:p text:style-name="P9"><text:span text:style-name="T1">更正：</text:span><text:span text:style-name="T6"><text:line-break/><text:line-break/></text:span><text:span text:style-name="T1">重返戒嚴內文提到解嚴</text:span><text:span text:style-name="T6">30</text:span><text:span text:style-name="T1">周年，</text:span><text:span text:style-name="T6">2007</text:span><text:span text:style-name="T1">年應為</text:span><text:span text:style-name="T6">20</text:span><text:span text:style-name="T1">周年才對。若有轉載或轉寄，煩請更正。謝謝。</text:span><text:span text:style-name="T6"><text:line-break/><text:line-break/></text:span><text:span text:style-name="T1">陳真</text:span></text:p>
      <text:p text:style-name="P8"><text:span text:style-name="T5">謝穎芝</text:span><text:span text:style-name="T1"><text:s/>  |  2020.01.01 12:02   |   </text:span><text:a xlink:type="simple" xlink:href="http://palinfo.habago.org/Entry?Command=Information_PrintForum&amp;iPage=1#FORUM38334"><text:span text:style-name="T2">#</text:span></text:a></text:p>
      <text:p text:style-name="P10"><text:span text:style-name="T1">從昨晚這個網站就連不上，</text:span><text:span text:style-name="T6"><text:line-break/></text:span><text:span text:style-name="T1">是不是又遭受</text:span><text:span text:style-name="T6"><text:s/>DoS </text:span><text:span text:style-name="T1">攻擊了？</text:span><text:span text:style-name="T6"><text:line-break/></text:span><text:span text:style-name="T1">網頁一直回覆「伺服器沒有回應」或出現「</text:span><text:span text:style-name="T6">palinfo.habago.org </text:span><text:span text:style-name="T1">回應時間過長」⋯</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